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B000000258DABE19311C9B9F8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4.106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color="#302709" loext:opacity="100%"/>
    </style:style>
    <style:style style:name="P2" style:family="paragraph">
      <style:text-properties fo:color="#302709" loext:opacity="100%" loext:color-lum-mod="100%" loext:color-lum-off="0%"/>
    </style:style>
    <style:style style:name="P3" style:family="paragraph">
      <style:paragraph-properties fo:margin-left="0cm" fo:margin-right="0cm" fo:text-indent="0cm"/>
      <style:text-properties fo:color="#302709" loext:opacity="100%" fo:font-size="21pt" style:font-size-asian="21pt" style:font-size-complex="21pt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302709" loext:opacity="100%" loext:color-lum-mod="100%" loext:color-lum-off="0%" fo:font-size="21pt" style:font-size-asian="21pt" style:font-size-complex="21pt"/>
    </style:style>
    <style:style style:name="P5" style:family="paragraph">
      <loext:graphic-properties draw:fill-color="#ffffff"/>
    </style:style>
    <style:style style:name="P6" style:family="paragraph">
      <style:paragraph-properties fo:margin-top="0.05cm" fo:margin-bottom="0cm"/>
      <style:text-properties fo:color="#302709" loext:opacity="100%" fo:font-size="18pt" style:font-size-asian="10.5pt" style:font-size-complex="10.5pt"/>
    </style:style>
    <style:style style:name="P7" style:family="paragraph">
      <style:paragraph-properties fo:margin-top="0.05cm" fo:margin-bottom="0cm"/>
      <style:text-properties fo:color="#302709" loext:opacity="100%" loext:color-lum-mod="100%" loext:color-lum-off="0%" fo:font-size="18pt" style:font-size-asian="10.5pt" style:font-size-complex="10.5pt"/>
    </style:style>
    <style:style style:name="P8" style:family="paragraph">
      <style:text-properties fo:color="#302709" loext:opacity="100%" fo:font-weight="bold" style:font-weight-asian="bold" style:font-weight-complex="bold"/>
    </style:style>
    <style:style style:name="P9" style:family="paragraph">
      <style:text-properties fo:color="#302709" loext:opacity="100%" loext:color-lum-mod="100%" loext:color-lum-off="0%" fo:font-weight="bold" style:font-weight-asian="bold" style:font-weight-complex="bold"/>
    </style:style>
    <style:style style:name="T1" style:family="text">
      <style:text-properties fo:color="#302709" loext:opacity="100%"/>
    </style:style>
    <style:style style:name="T2" style:family="text">
      <style:text-properties fo:color="#302709" loext:opacity="100%" fo:font-size="21pt" style:font-size-asian="21pt" style:font-size-complex="21pt"/>
    </style:style>
    <style:style style:name="T3" style:family="text">
      <style:text-properties fo:color="#302709" loext:opacity="100%" style:font-size-asian="10.5pt" style:font-size-complex="10.5pt"/>
    </style:style>
    <style:style style:name="T4" style:family="text">
      <style:text-properties fo:color="#30270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Бой букашек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2">Над проектом работали:</text:span></text:p>
            <text:p text:style-name="P3"><text:span text:style-name="T2"/></text:p>
            <text:p text:style-name="P3"><text:span text:style-name="T2">Сафонов Иван</text:span></text:p>
            <text:p text:style-name="P3"><text:span text:style-name="T2">Сафонов Степан</text:span></text:p>
            <text:p text:style-name="P3"><text:span text:style-name="T2">Тауров Игор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5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Введение</text:span></text:p>
          </draw:text-box>
        </draw:frame>
        <draw:frame presentation:style-name="pr5" draw:text-style-name="P2" draw:layer="layout" svg:width="12.297cm" svg:height="4.356cm" svg:x="1.4cm" svg:y="3.685cm" presentation:class="outline">
          <draw:text-box>
            <text:list text:style-name="L3">
              <text:list-item>
                <text:p text:style-name="P1"><text:span text:style-name="T1">Морской бой стилизованный под букашек</text:span></text:p>
              </text:list-item>
            </text:list>
          </draw:text-box>
        </draw:frame>
        <draw:frame presentation:style-name="pr6" draw:text-style-name="P2" draw:layer="layout" svg:width="12.297cm" svg:height="9.134cm" svg:x="14.313cm" svg:y="3.685cm" presentation:class="outline">
          <draw:text-box>
            <text:list text:style-name="L3">
              <text:list-item>
                <text:p text:style-name="P1"><text:span text:style-name="T1">Игра рассчитана на двоих</text:span></text:p>
              </text:list-item>
            </text:list>
          </draw:text-box>
        </draw:frame>
        <draw:frame presentation:style-name="pr5" draw:text-style-name="P2" draw:layer="layout" svg:width="12.297cm" svg:height="4.356cm" svg:x="1.4cm" svg:y="8.456cm" presentation:class="outline" presentation:user-transformed="true">
          <draw:text-box>
            <text:list text:style-name="L3">
              <text:list-item>
                <text:p text:style-name="P1"><text:span text:style-name="T1">Можно ставить букашек вплотную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5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Описание реализации</text:span></text:p>
          </draw:text-box>
        </draw:frame>
        <draw:frame presentation:style-name="pr5" draw:text-style-name="P2" draw:layer="layout" svg:width="12.297cm" svg:height="4.356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Почти весь код разбит на функции благодаря чему можно удобно работать с любой частью в отдельности</text:span></text:p>
              </text:list-item>
            </text:list>
          </draw:text-box>
        </draw:frame>
        <draw:frame presentation:style-name="pr6" draw:text-style-name="P7" draw:layer="layout" svg:width="12.297cm" svg:height="9.134cm" svg:x="14.313cm" svg:y="3.685cm" presentation:class="outline" presentation:user-transformed="true">
          <draw:text-box>
            <text:list text:style-name="L3">
              <text:list-header>
                <text:p text:style-name="P6"><text:span text:style-name="T3">Используемые технологии:</text:span></text:p>
              </text:list-header>
              <text:list-item>
                <text:p text:style-name="P6"><text:span text:style-name="T3">События по таймеру</text:span></text:p>
              </text:list-item>
              <text:list-item>
                <text:p text:style-name="P6"><text:span text:style-name="T3">Холст (Surface)</text:span></text:p>
              </text:list-item>
              <text:list-item>
                <text:p text:style-name="P6"><text:span text:style-name="T3">Реакция поля на события </text:span></text:p>
              </text:list-item>
              <text:list-item>
                <text:p text:style-name="P6"><text:span text:style-name="T3">Спрайты</text:span></text:p>
              </text:list-item>
              <text:list-item>
                <text:p text:style-name="P6"><text:span text:style-name="T3">Изображения</text:span></text:p>
              </text:list-item>
              <text:list-item>
                <text:p text:style-name="P6"><text:span text:style-name="T3">Пересечение по прямоугольнику и окружности</text:span></text:p>
              </text:list-item>
              <text:list-item>
                <text:p text:style-name="P6"><text:span text:style-name="T3">Отрисовка</text:span></text:p>
              </text:list-item>
              <text:list-item>
                <text:p text:style-name="P6"><text:span text:style-name="T3">Система частиц</text:span></text:p>
              </text:list-item>
              <text:list-item>
                <text:p text:style-name="P6"><text:span text:style-name="T3">Анимация спрайтов</text:span></text:p>
              </text:list-item>
            </text:list>
          </draw:text-box>
        </draw:frame>
        <draw:frame presentation:style-name="pr5" draw:text-style-name="P2" draw:layer="layout" svg:width="12.297cm" svg:height="4.356cm" svg:x="1.4cm" svg:y="8.456cm" presentation:class="outline">
          <draw:text-box>
            <text:list text:style-name="L3">
              <text:list-item>
                <text:p text:style-name="P1"><text:span text:style-name="T1">Из особенностей можно выделить то что приложение разбито на два файла для удобства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5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Заключение</text:span></text:p>
          </draw:text-box>
        </draw:frame>
        <draw:frame presentation:style-name="pr5" draw:text-style-name="P2" draw:layer="layout" svg:width="12.297cm" svg:height="4.356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В ходе создания проекта глубже изучили возможности pygame</text:span></text:p>
              </text:list-item>
            </text:list>
          </draw:text-box>
        </draw:frame>
        <draw:frame presentation:style-name="pr6" draw:text-style-name="P2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1"><text:span text:style-name="T1">При необходимости к коду можно легко дописать режим на одного человек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ackground" xlink:href="Pictures/10000000000004B000000258DABE19311C9B9F8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3T15:55:49.509000000</meta:creation-date>
    <dc:date>2024-01-23T16:43:54.254000000</dc:date>
    <meta:editing-duration>PT48M5S</meta:editing-duration>
    <meta:editing-cycles>1</meta:editing-cycles>
    <meta:document-statistic meta:object-count="42"/>
    <meta:generator>LibreOffice/7.5.1.2$Windows_X86_64 LibreOffice_project/fcbaee479e84c6cd81291587d2ee68cba099e129</meta:generator>
  </office:meta>
</office:document-meta>
</file>